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size="12pt" fo:background-color="#e6e6ff" style:font-name-asian="Courier New" style:font-size-asian="12pt" style:font-name-complex="Courier New" style:font-size-complex="12pt"/>
    </style:style>
    <style:style style:name="P3" style:family="paragraph" style:parent-style-name="Standard">
      <style:paragraph-properties style:text-autospace="none"/>
      <style:text-properties style:font-name="Courier New" fo:font-size="12pt" fo:background-color="#e6e6ff" style:font-name-asian="Courier New" style:font-size-asian="12pt" style:font-name-complex="Courier New" style:font-size-complex="12pt"/>
    </style:style>
    <style:style style:name="P4" style:family="paragraph" style:parent-style-name="Standard">
      <style:text-properties style:font-name="Courier New" fo:background-color="#ffcc99"/>
    </style:style>
    <style:style style:name="P5" style:family="paragraph" style:parent-style-name="Standard">
      <style:text-properties style:font-name="Courier New"/>
    </style:style>
    <style:style style:name="P6" style:family="paragraph" style:parent-style-name="Standard">
      <style:text-properties style:font-name="Courier New" fo:background-color="#ffcc99"/>
    </style:style>
    <style:style style:name="P7" style:family="paragraph" style:parent-style-name="Standard">
      <style:text-properties style:font-name="Courier New" fo:font-size="12pt" fo:background-color="#e6e6ff" style:font-name-asian="Courier New" style:font-size-asian="12pt" style:font-name-complex="Courier New" style:font-size-complex="12pt"/>
    </style:style>
    <style:style style:name="P8" style:family="paragraph" style:parent-style-name="Standard">
      <style:text-properties style:font-name="Courier New" fo:font-size="12pt" fo:background-color="#3deb3d" style:font-name-asian="Courier New" style:font-size-asian="12pt" style:font-name-complex="Courier New" style:font-size-complex="12pt"/>
    </style:style>
    <style:style style:name="P9" style:family="paragraph" style:parent-style-name="Standard">
      <style:text-properties style:font-name="Courier New" fo:font-size="12pt" style:text-underline-style="solid" style:text-underline-width="auto" style:text-underline-color="font-color" fo:background-color="#ffcc99" style:font-name-asian="Courier New" style:font-size-asian="12pt" style:font-name-complex="Courier New" style:font-size-complex="12pt"/>
    </style:style>
    <style:style style:name="P10" style:family="paragraph" style:parent-style-name="Standard">
      <style:paragraph-properties style:text-autospace="none"/>
      <style:text-properties style:font-name="Courier New" fo:font-size="8pt" fo:language="zxx" fo:country="none" style:text-underline-style="solid" style:text-underline-width="auto" style:text-underline-color="font-color" fo:background-color="#e6e6ff" style:font-name-asian="Courier New" style:font-size-asian="8pt" style:font-name-complex="Courier New" style:font-size-complex="8pt"/>
    </style:style>
    <style:style style:name="P11" style:family="paragraph" style:parent-style-name="Standard">
      <style:paragraph-properties fo:break-before="page"/>
      <style:text-properties style:font-name="Courier New" fo:font-size="12pt" style:text-underline-style="none" fo:background-color="#ffcc99" style:font-name-asian="Courier New" style:font-size-asian="12pt" style:font-name-complex="Courier New" style:font-size-complex="12pt"/>
    </style:style>
    <style:style style:name="P12" style:family="paragraph" style:parent-style-name="Standard">
      <style:paragraph-properties fo:break-before="page"/>
      <style:text-properties style:font-name="Courier New" fo:font-size="12pt" fo:background-color="#ffcc99" style:font-name-asian="Courier New" style:font-size-asian="12pt" style:font-name-complex="Courier New" style:font-size-complex="12pt"/>
    </style:style>
    <style:style style:name="T1" style:family="text">
      <style:text-properties style:font-name="Courier New"/>
    </style:style>
    <style:style style:name="T2" style:family="text">
      <style:text-properties style:font-name="Courier New" fo:background-color="#00ae00"/>
    </style:style>
    <style:style style:name="T3" style:family="text">
      <style:text-properties style:font-name="Courier New" fo:background-color="#33cc66"/>
    </style:style>
    <style:style style:name="T4" style:family="text">
      <style:text-properties fo:background-color="#280099"/>
    </style:style>
    <style:style style:name="T5" style:family="text">
      <style:text-properties fo:background-color="#2300dc"/>
    </style:style>
    <style:style style:name="T6" style:family="text">
      <style:text-properties fo:background-color="#3deb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4"/>00000000: 04 f0 00 00 04 10 00 5f 04 01 7a 00 04 00 05 00<text:line-break/> <text:s text:c="3"/>00000010: 04 00 01 00 04 00 13 00 04 00 0a 02 04 20 29 70<text:line-break/> <text:s text:c="3"/>00000020: 04 02 06 00 04 44 18 08 04 05 08 1d 04 00 08 06<text:line-break/> <text:s text:c="3"/>00000030: 04 7f 40 06 04 28 6b 6d 04 50 03 01 04 23 24 7f<text:line-break/> <text:s text:c="3"/>00000040: 04 6a 03 15 04 43 7c 31 04 2a 2c 46 04 7b 10 08<text:line-break/> <text:s text:c="3"/>00000050: 04 68 7b 6c 04 0c 6e 28 04 7d 19 1b 04 1c 7e 5a<text:line-break/> <text:s text:c="3"/>00000060: 04 3c 0f 7c 04 7f 69 0e 04 37 01 24 04 2b 49 14<text:line-break/> <text:s text:c="3"/>00000070: 04 01 0e 0a 04 7e 30 01 04 04 55 7a 04 01 59 1e<text:line-break/> <text:s text:c="3"/>00000080: 04 01 30 01 04 08 3c 52 04 00 13 43 04 28 08 00<text:line-break/> <text:s text:c="3"/>00000090: 04 0c 6a 09 04 7f 5c 30 04 25 2b 7f 04 31 7c 18<text:line-break/> <text:s text:c="3"/>000000a0: 04 03 00 1b 04 65 1b 00 04 15 54 59 04 0d 00 36<text:line-break/> <text:s text:c="3"/>000000b0: 04 13 27 00 04 2f 48 65 04 20 00 3b 04 15 02 00<text:line-break/> <text:s text:c="3"/>000000c0: 04 1f 4d 1c 04 15 7f 08 04 61 7e 4d 04 7f 37 18<text:line-break/> <text:s text:c="3"/>000000d0: 04 23 7f 67 04 37 26 54 04 7f 44 14 04 66 7f 01<text:line-break/> <text:s text:c="3"/>000000e0: 04 13 14 2e 04 7f 4a 4c 04 55 7f 70 04 5a 33 0e<text:line-break/> <text:s text:c="3"/>000000f0: 04 00 43 30 04 79 13 00 04 71 54 15 04 00 0a 59<text:line-break/> <text:s text:c="3"/>00000100: 04 54 1d 00 04 01 45 4b 04 00 47 3d 04 24 50 7f<text:line-break/> <text:s text:c="3"/>00000110: 04 7d 40 20 04 7f 4c 55 04 7e 2d 7f 04 48 44 22<text:line-break/> <text:s text:c="3"/>00000120: 04 77 7f 32 04 5a 71 7f 04 47 34 74 04 4c 7f 6e<text:line-break/> <text:s text:c="3"/>00000130: 04 0c 34 00 04 10 20 4e 04 64 00 32 04 41 10 00<text:line-break/> <text:s text:c="3"/>00000140: 04 1c 28 79 04 33 7f 3a 04 72 21 55 04 7f 3a 68<text:line-break/> <text:s text:c="3"/>00000150: 04 5f 7f 1d 04 52 6b 17 04 7f 4c 45 04 5f 7f 35<text:line-break/> <text:s text:c="3"/>00000160: 04 20 0d 32 04 00 50 72 04 5e 00 51 04 5a 4d 6b<text:line-break/> <text:s text:c="3"/>00000170: 04 01 07 29 04 34 22 00 04 67 11 3c 04 00 25 0a<text:line-break/> <text:s text:c="3"/>00000180: 04 43 28 00 04 2f 6b 0c 04 7f 0f 11 04 46 09 7f<text:line-break/> <text:s text:c="3"/>00000190: 04 15 32 51 04 7e 40 4f 04 65 30 0e 05 f7 00 00</text:p>
      <text:p text:style-name="P1"/>
      <text:p text:style-name="P1"/>
      <text:p text:style-name="P8"><text:s text:c="4"/>00000000: 04 f0 00 00 04 10 00 5f 04 01 7a 00 04 00 05 00<text:line-break/> <text:s text:c="3"/>00000010: 04 00 01 00 04 00 13 00 04 00 00 02 04 20 29 70<text:line-break/> <text:s text:c="3"/>00000020: 04 02 06 00 04 44 18 08 04 05 08 1d 04 00 08 06<text:line-break/> <text:s text:c="3"/>00000030: 04 7f 40 06 04 28 6b 6d 04 50 03 01 04 23 24 7f<text:line-break/> <text:s text:c="3"/>00000040: 04 6a 03 15 04 43 7c 31 04 2a 2c 46 04 7b 10 08<text:line-break/> <text:s text:c="3"/>00000050: 04 68 7b 6c 04 0c 6e 28 04 7d 19 1b 04 1c 7e 5a<text:line-break/> <text:s text:c="3"/>00000060: 04 3c 0f 7c 04 7f 69 0e 04 37 01 24 04 2b 49 14<text:line-break/> <text:s text:c="3"/>00000070: 04 01 0e 0a 04 7e 30 01 04 04 55 7a 04 01 59 1e<text:line-break/> <text:s text:c="3"/>00000080: 04 01 30 01 04 08 3c 52 04 00 13 43 04 28 08 00<text:line-break/> <text:s text:c="3"/>00000090: 04 0c 6a 09 04 7f 5c 30 04 25 2b 7f 04 31 7c 18<text:line-break/> <text:s text:c="3"/>000000a0: 04 03 00 1b 04 65 1b 00 04 15 54 59 04 0d 00 36<text:line-break/> <text:s text:c="3"/>000000b0: 04 13 27 00 04 2f 48 65 04 20 00 3b 04 15 02 00<text:line-break/> <text:s text:c="3"/>000000c0: 04 1f 4d 1c 04 15 7f 08 04 61 7e 4d 04 7f 37 18<text:line-break/> <text:s text:c="3"/>000000d0: 04 23 7f 67 04 37 26 54 04 7f 44 14 04 66 7f 01<text:line-break/> <text:s text:c="3"/>000000e0: 04 13 14 2e 04 7f 4a 4c 04 55 7f 70 04 5a 33 0e<text:line-break/> <text:s text:c="3"/>000000f0: 04 00 43 30 04 79 13 00 04 71 54 15 04 00 0a 59<text:line-break/> <text:s text:c="3"/>00000100: 04 54 1d 00 04 01 45 4b 04 00 47 3d 04 24 50 7f<text:line-break/> <text:s text:c="3"/>00000110: 04 7d 40 20 04 7f 4c 55 04 7e 2d 7f 04 48 44 22<text:line-break/> <text:s text:c="3"/>00000120: 04 77 7f 32 04 5a 71 7f 04 47 34 74 04 4c 7f 6e<text:line-break/> <text:s text:c="3"/>00000130: 04 0c 34 00 04 10 20 4e 04 64 00 32 04 41 10 00<text:line-break/> <text:s text:c="3"/>00000140: 04 1c 28 79 04 33 7f 3a 04 72 21 55 04 7f 3a 68<text:line-break/> <text:s text:c="3"/>00000150: 04 5f 7f 1d 04 52 6b 17 04 7f 4c 45 04 5f 7f 35<text:line-break/> <text:s text:c="3"/>00000160: 04 20 0d 32 04 00 50 72 04 5e 00 51 04 5a 4d 6b<text:line-break/> <text:s text:c="3"/>00000170: 04 01 07 29 04 34 22 00 04 67 11 3c 04 00 25 0a<text:line-break/> <text:s text:c="3"/>00000180: 04 43 28 00 04 2f 6b 0c 04 7f 0f 11 04 46 09 7f<text:line-break/> <text:s text:c="3"/>00000190: 04 15 32 51 04 7e 40 4f 04 65 30 04 05 f7 00 00</text:p>
      <text:p text:style-name="P2"><text:span text:style-name="T6"/></text:p>
      <text:p text:style-name="P11"><text:s text:c="4"/>00000000: 04 f0 00 00 04 10 00 5f 04 01 7a 01 04 00 05 01<text:line-break/> <text:s text:c="3"/>00000010: 04 00 01 00 04 7e 4c 43 04 08 78 7e 04 76 7b 5a<text:line-break/> <text:s text:c="3"/>00000020: 04 5e 7f 4e 04 63 28 7f 04 1b 1a 78 04 01 7f 6e<text:line-break/> <text:s text:c="3"/>00000030: 04 73 6c 00 04 1c 67 12 04 02 00 04 04 08 4c 7f<text:line-break/> <text:s text:c="3"/>00000040: 04 6c 62 02 04 5c 7f 2d 04 53 4c 4d 04 7f 71 6c<text:line-break/> <text:s text:c="3"/>00000050: 04 3d 7f 79 04 51 30 0e 04 7f 45 08 04 28 00 1f<text:line-break/> <text:s text:c="3"/>00000060: 04 22 26 62 04 00 5e 0f 04 47 00 20 04 57 60 54<text:line-break/> <text:s text:c="3"/>00000070: 04 00 15 07 04 2a 67 7f 04 43 7c 4b 04 7f 03 04<text:line-break/> <text:s text:c="3"/>00000080: 04 6e 5b 7f 04 67 68 56 04 7f 79 5c 04 5c 58 7f<text:line-break/> <text:s text:c="3"/>00000090: 04 32 13 0e 04 00 30 05 04 2f 2d 00 04 2b 59 76<text:line-break/> <text:s text:c="3"/>000000a0: 04 01 00 2b 04 57 26 00 04 0b 6f 7a 04 51 7f 2e<text:line-break/> <text:s text:c="3"/>000000b0: 04 1e 39 7f 04 20 7f 37 04 64 7e 2b 04 66 18 7e<text:line-break/> <text:s text:c="3"/>000000c0: 04 1b 6c 3a 04 40 7e 68 04 6e 6c 65 04 7e 23 70<text:line-break/> <text:s text:c="3"/>000000d0: 04 1e 7f 18 04 60 73 3e 04 7f 0f 60 04 20 7f 50<text:line-break/> <text:s text:c="3"/>000000e0: 04 5f 24 62 04 7f 72 33 04 5e 7f 43 04 7d 45 20<text:line-break/> <text:s text:c="3"/>000000f0: 04 00 06 0f 04 05 11 00 04 05 14 78 04 00 03 35<text:line-break/> <text:s text:c="3"/>00000100: 04 48 37 00 04 0b 67 1f 04 00 12 07 04 35 01 00<text:line-break/> <text:s text:c="3"/>00000110: 04 0a 5a 09 04 7f 6e 7e 04 7b 6a 7f 04 72 07 33<text:line-break/> <text:s text:c="3"/>00000120: 04 60 7f 77 04 4a 33 00 04 0f 4e 04 04 16 00 18<text:line-break/> <text:s text:c="3"/>00000130: 04 7e 1c 00 04 04 7b 25 04 1e 7f 66 04 69 16 7f<text:line-break/> <text:s text:c="3"/>00000140: 04 58 2e 48 04 73 7f 54 04 48 3b 7f 04 7e 7a 3f<text:line-break/> <text:s text:c="3"/>00000150: 04 22 7e 3c 04 19 7b 56 04 7e 37 29 04 52 7e 6b<text:line-break/> <text:s text:c="3"/>00000160: 04 37 24 54 04 7f 47 19 04 2b 7f 51 04 4c 2f 6c<text:line-break/> <text:s text:c="3"/>00000170: 04 00 54 26 04 2f 3b 00 04 24 5e 78 04 00 32 29<text:line-break/> <text:s text:c="3"/>00000180: 04 5c 2e 00 04 08 62 2c 04 00 40 1b 04 18 54 7f<text:line-break/> <text:s text:c="3"/>00000190: 04 69 65 65 04 7f 40 2c 04 03 41 78 05 f7 00 00</text:p>
      <text:p text:style-name="P9"/>
      <text:p text:style-name="P2"><text:span text:style-name="T6"/></text:p>
      <text:p text:style-name="P2"><text:span text:style-name="T6"><text:s text:c="4"/>00000000: 04 f0 00 00 04 10 00 5f 04 01 7a 01 04 00 05 01<text:line-break/> <text:s text:c="3"/>00000010: 04 00 01 00 04 7e 4c 43 04 08 78 7e 04 76 7b 5a<text:line-break/> <text:s text:c="3"/>00000020: 04 5e 7f 4e 04 63 28 7f 04 1b 1a 78 04 01 7f 6e<text:line-break/> <text:s text:c="3"/>00000030: 04 73 6c 00 04 1c 67 12 04 02 00 04 04 08 4c 7f<text:line-break/> <text:s text:c="3"/>00000040: 04 6c 62 02 04 5c 7f 2d 04 53 4c 4d 04 7f 71 6c<text:line-break/> <text:s text:c="3"/>00000050: 04 3d 7f 79 04 51 30 0e 04 7f 45 08 04 28 00 1f<text:line-break/> <text:s text:c="3"/>00000060: 04 22 26 62 04 00 5e 0f 04 47 00 20 04 57 60 54<text:line-break/> <text:s text:c="3"/>00000070: 04 00 15 07 04 2a 67 7f 04 43 7c 4b 04 7f 03 04<text:line-break/> <text:s text:c="3"/>00000080: 04 6e 5b 7f 04 67 68 56 04 7f 79 5c 04 5c 58 7f<text:line-break/> <text:s text:c="3"/>00000090: 04 32 13 0e 04 00 30 05 04 2f 2d 00 04 2b 59 76<text:line-break/> <text:s text:c="3"/>000000a0: 04 01 00 2b 04 57 26 00 04 0b 6f 7a 04 51 7f 2e<text:line-break/> <text:s text:c="3"/>000000b0: 04 1e 39 7f 04 20 7f 37 04 64 7e 2b 04 66 18 7e<text:line-break/> <text:s text:c="3"/>000000c0: 04 1b 6c 3a 04 40 7e 68 04 6e 6c 65 04 7e 23 70<text:line-break/> <text:s text:c="3"/>000000d0: 04 1e 7f 18 04 60 73 3e 04 7f 0f 60 04 20 7f 50<text:line-break/> <text:s text:c="3"/>000000e0: 04 5f 24 62 04 7f 72 33 04 5e 7f 43 04 7d 45 20<text:line-break/> <text:s text:c="3"/>000000f0: 04 00 06 0f 04 05 11 00 04 05 14 78 04 00 03 35<text:line-break/> <text:s text:c="3"/>00000100: 04 48 37 00 04 0b 67 1f 04 00 12 07 04 35 01 00<text:line-break/> <text:s text:c="3"/>00000110: 04 0a 5a 09 04 7f 6e 7e 04 7b 6a 7f 04 72 07 33<text:line-break/> <text:s text:c="3"/>00000120: 04 60 7f 77 04 4a 33 00 04 0f 4e 04 04 16 00 18<text:line-break/> <text:s text:c="3"/>00000130: 04 7e 1c 00 04 04 7b 25 04 1e 7f 66 04 69 16 7f<text:line-break/> <text:s text:c="3"/>00000140: 04 58 2e 48 04 73 7f 54 04 48 3b 7f 04 7e 7a 3f<text:line-break/> <text:s text:c="3"/>00000150: 04 22 7e 3c 04 19 7b 56 04 7e 37 29 04 52 7e 6b<text:line-break/> <text:s text:c="3"/>00000160: 04 37 24 54 04 7f 47 19 04 2b 7f 51 04 4c 2f 6c<text:line-break/> <text:s text:c="3"/>00000170: 04 00 54 26 04 2f 3b 00 04 24 5e 78 04 00 32 29<text:line-break/> <text:s text:c="3"/>00000180: 04 5c 2e 00 04 08 62 2c 04 00 40 1b 04 18 54 7f<text:line-break/> <text:s text:c="3"/>00000190: 04 69 65 65 04 7f 40 2c 04 03 41 71 05 f7 00 00</text:span></text:p>
      <text:p text:style-name="P12"><text:s text:c="4"/>00000000: 04 f0 00 00 04 10 00 5f 04 01 7a 01 04 00 05 02<text:line-break/> <text:s text:c="3"/>00000010: 04 00 01 00 04 7f 68 05 04 19 64 7f 04 6c 4e 03<text:line-break/> <text:s text:c="3"/>00000020: 04 55 7f 5f 04 71 14 7f 04 5e 43 27 04 1d 7f 74<text:line-break/> <text:s text:c="3"/>00000030: 04 54 47 7f 04 18 3f 12 04 7b 7f 39 04 55 3f 7f<text:line-break/> <text:s text:c="3"/>00000040: 04 5d 5b 13 04 21 7f 74 04 65 07 00 04 00 07 1d<text:line-break/> <text:s text:c="3"/>00000050: 04 74 00 1a 04 2f 3f 02 04 7f 7f 7f 04 7f 7f 7f<text:line-break/> <text:s text:c="3"/>00000060: 04 7f 7f 7f 04 7f 7f 7f 04 7f 7f 7f 04 7f 7f 7f<text:line-break/> <text:s text:c="3"/>00000070: 04 7f 7f 7f 04 7f 7f 7f 04 7f 7f 7f 04 7f 7f 7f<text:line-break/> <text:s text:c="3"/>00000080: 04 7f 7f 7f 04 7f 7f 7f 04 7f 7f 7f 04 7f 7f 7f<text:line-break/> <text:s text:c="3"/>00000090: 04 7f 7f 7f 04 7f 7f 7f 04 7f 7f 7f 04 7f 7f 7f<text:line-break/> <text:s text:c="3"/>000000a0: 04 7f 7f 7f 04 7f 7f 7f 04 7f 7f 7f 04 7f 7f 7f<text:line-break/> <text:s text:c="3"/>000000b0: 04 7f 7f 7f 04 7f 7f 7f 04 7f 7f 7f 04 7f 7f 7f<text:line-break/> <text:s text:c="3"/>000000c0: 04 7f 7f 7f 04 7f 7f 7f 04 7f 7f 7f 04 7f 7f 7f<text:line-break/> <text:s text:c="3"/>000000d0: 04 7f 7f 7f 04 7f 7f 7f 04 7f 7f 7f 04 7f 7f 7f<text:line-break/> <text:s text:c="3"/>000000e0: 04 7f 7f 7f 04 7f 7f 7f 04 7f 7f 7f 04 7f 7f 7f<text:line-break/> <text:s text:c="3"/>000000f0: 04 7f 7f 7f 04 7f 7f 7f 04 7f 7f 7f 04 7f 7f 7f<text:line-break/> <text:s text:c="3"/>00000100: 04 7f 7f 7f 04 7f 7f 7f 04 7f 7f 7f 04 7f 7f 7f<text:line-break/> <text:s text:c="3"/>00000110: 04 7f 7f 7f 04 7f 7f 7f 04 7f 7f 7f 04 7f 7f 7f<text:line-break/> <text:s text:c="3"/>00000120: 04 7f 7f 7f 04 7f 7f 7f 04 7f 7f 7f 04 7f 7f 7f<text:line-break/> <text:s text:c="3"/>00000130: 04 7f 7f 7f 04 7f 7f 7f 04 7f 7f 7f 04 7f 7f 7f<text:line-break/> <text:s text:c="3"/>00000140: 04 7f 7f 7f 04 7f 7f 7f 04 7f 7f 7f 04 7f 7f 7f<text:line-break/> <text:s text:c="3"/>00000150: 04 7f 7f 7f 04 7f 7f 7f 04 7f 7f 7f 04 7f 7f 7f<text:line-break/> <text:s text:c="3"/>00000160: 04 7f 7f 7f 04 7f 7f 7f 04 7f 7f 7f 04 7f 7f 7f<text:line-break/> <text:s text:c="3"/>00000170: 04 7f 7f 7f 04 7f 7f 7f 04 7f 7f 7f 04 7f 7f 7f<text:line-break/> <text:s text:c="3"/>00000180: 04 7f 7f 7f 04 7f 7f 7f 04 7f 7f 7f 04 7f 7f 7f<text:line-break/> <text:s text:c="3"/>00000190: 04 7f 7f 7f 04 7f 70 7f 04 7f 7f 04 05 f7 00 00</text:p>
      <text:p text:style-name="P2"><text:span text:style-name="T6"/></text:p>
      <text:p text:style-name="P2"><text:span text:style-name="T6"><text:s text:c="4"/>00000000: 04 f0 00 00 04 10 00 5f 04 01 7a 01 04 00 05 02<text:line-break/> <text:s text:c="3"/>00000010: 04 00 01 00 04 7f 68 05 04 19 64 7f 04 6c 4e 03<text:line-break/> <text:s text:c="3"/>00000020: 04 55 7f 5f 04 71 14 7f 04 5e 43 27 04 1d 7f 74<text:line-break/> <text:s text:c="3"/>00000030: 04 54 47 7f 04 18 3f 12 04 7b 7f 39 04 55 3f 7f<text:line-break/> <text:s text:c="3"/>00000040: 04 5d 5b 13 04 21 7f 74 04 65 07 00 04 00 07 1d<text:line-break/> <text:s text:c="3"/>00000050: 04 74 00 1a 04 2f 3f 02 04 7f 7f 7f 04 7f 7f 7f<text:line-break/> <text:s text:c="3"/>00000060: 04 7f 7f 7f 04 7f 7f 7f 04 7f 7f 7f 04 7f 7f 7f<text:line-break/> <text:s text:c="3"/>00000070: 04 7f 7f 7f 04 7f 7f 7f 04 7f 7f 7f 04 7f 7f 7f<text:line-break/> <text:s text:c="3"/>00000080: 04 7f 7f 7f 04 7f 7f 7f 04 7f 7f 7f 04 7f 7f 7f<text:line-break/> <text:s text:c="3"/>00000090: 04 7f 7f 7f 04 7f 7f 7f 04 7f 7f 7f 04 7f 7f 7f<text:line-break/> <text:s text:c="3"/>000000a0: 04 7f 7f 7f 04 7f 7f 7f 04 7f 7f 7f 04 7f 7f 7f<text:line-break/> <text:s text:c="3"/>000000b0: 04 7f 7f 7f 04 7f 7f 7f 04 7f 7f 7f 04 7f 7f 7f<text:line-break/> <text:s text:c="3"/>000000c0: 04 7f 7f 7f 04 7f 7f 7f 04 7f 7f 7f 04 7f 7f 7f<text:line-break/> <text:s text:c="3"/>000000d0: 04 7f 7f 7f 04 7f 7f 7f 04 7f 7f 7f 04 7f 7f 7f<text:line-break/> <text:s text:c="3"/>000000e0: 04 7f 7f 7f 04 7f 7f 7f 04 7f 7f 7f 04 7f 7f 7f<text:line-break/> <text:s text:c="3"/>000000f0: 04 7f 7f 7f 04 7f 7f 7f 04 7f 7f 7f 04 7f 7f 7f<text:line-break/> <text:s text:c="3"/>00000100: 04 7f 7f 7f 04 7f 7f 7f 04 7f 7f 7f 04 7f 7f 7f<text:line-break/> <text:s text:c="3"/>00000110: 04 7f 7f 7f 04 7f 7f 7f 04 7f 7f 7f 04 7f 7f 7f<text:line-break/> <text:s text:c="3"/>00000120: 04 7f 7f 7f 04 7f 7f 7f 04 7f 7f 7f 04 7f 7f 7f<text:line-break/> <text:s text:c="3"/>00000130: 04 7f 7f 7f 04 7f 7f 7f 04 7f 7f 7f 04 7f 7f 7f<text:line-break/> <text:s text:c="3"/>00000140: 04 7f 7f 7f 04 7f 7f 7f 04 7f 7f 7f 04 7f 7f 7f<text:line-break/> <text:s text:c="3"/>00000150: 04 7f 7f 7f 04 7f 7f 7f 04 7f 7f 7f 04 7f 7f 7f<text:line-break/> <text:s text:c="3"/>00000160: 04 7f 7f 7f 04 7f 7f 7f 04 7f 7f 7f 04 7f 7f 7f<text:line-break/> <text:s text:c="3"/>00000170: 04 7f 7f 7f 04 7f 7f 7f 04 7f 7f 7f 04 7f 7f 7f<text:line-break/> <text:s text:c="3"/>00000180: 04 7f 7f 7f 04 7f 7f 7f 04 7f 7f 7f 04 7f 7f 7f<text:line-break/> <text:s text:c="3"/>00000190: 04 7f 7f 7f 04 7f 70 7f 04 7f 7f 04 05 f7 00 00</text:span></text:p>
      <text:p text:style-name="P11"><text:s text:c="4"/>00000000: 04 f0 00 00 04 10 00 5f 04 01 7a 01 04 00 05 03<text:line-break/> <text:s text:c="3"/>00000010: 04 00 01 00 04 7f 7f 7f 04 7f 7f 7f 04 7f 7f 7f<text:line-break/> <text:s text:c="3"/>00000020: 04 7f 7f 7f 04 7f 7f 7f 04 7f 7f 7f 04 7f 7f 7f<text:line-break/> <text:s text:c="3"/>00000030: 04 7f 7f 7f 04 7f 7f 7f 04 7f 7f 7f 04 7f 7f 7f<text:line-break/> <text:s text:c="3"/>00000040: 04 7f 7f 7f 04 7f 7f 7f 04 7f 7f 7f 04 7f 7f 7f<text:line-break/> <text:s text:c="3"/>00000050: 04 7f 7f 7f 04 7f 7f 7f 04 7f 7f 7f 04 7f 7f 7f<text:line-break/> <text:s text:c="3"/>00000060: 04 7f 7f 7f 04 7f 7f 7f 04 7f 7f 7f 04 7f 7f 7f<text:line-break/> <text:s text:c="3"/>00000070: 04 7f 7f 7f 04 7f 7f 7f 04 7f 7f 7f 04 7f 7f 7f<text:line-break/> <text:s text:c="3"/>00000080: 04 7f 7f 7f 04 7f 7f 7f 04 7f 7f 7f 04 7f 7f 7f<text:line-break/> <text:s text:c="3"/>00000090: 04 7f 7f 7f 04 7f 7f 7f 04 7f 7f 7f 04 7f 7f 7f<text:line-break/> <text:s text:c="3"/>000000a0: 04 7f 7f 7f 04 7f 7f 7f 04 7f 7f 7f 04 7f 7f 7f<text:line-break/> <text:s text:c="3"/>000000b0: 04 7f 7f 7f 04 7f 7f 7f 04 7f 7f 7f 04 7f 7f 7f<text:line-break/> <text:s text:c="3"/>000000c0: 04 7f 7f 7f 04 7f 7f 7f 04 7f 7f 7f 04 7f 7f 7f<text:line-break/> <text:s text:c="3"/>000000d0: 04 7f 7f 7f 04 7f 7f 7f 04 7f 7f 7f 04 7f 7f 7f<text:line-break/> <text:s text:c="3"/>000000e0: 04 7f 7f 7f 04 7f 7f 7f 04 7f 7f 7f 04 7f 7f 7f<text:line-break/> <text:s text:c="3"/>000000f0: 04 7f 7f 7f 04 7f 7f 7f 04 7f 7f 7f 04 7f 7f 7f<text:line-break/> <text:s text:c="3"/>00000100: 04 7f 7f 7f 04 7f 7f 7f 04 7f 7f 7f 04 7f 7f 7f<text:line-break/> <text:s text:c="3"/>00000110: 04 7f 7f 7f 04 7f 7f 7f 04 7f 7f 7f 04 7f 7f 7f<text:line-break/> <text:s text:c="3"/>00000120: 04 7f 7f 7f 04 7f 7f 7f 04 7f 7f 7f 04 7f 7f 7f<text:line-break/> <text:s text:c="3"/>00000130: 04 7f 7f 7f 04 7f 7f 7f 04 7f 7f 7f 04 7f 7f 7f<text:line-break/> <text:s text:c="3"/>00000140: 04 7f 7f 7f 04 7f 7f 7f 04 7f 7f 7f 04 7f 7f 7f<text:line-break/> <text:s text:c="3"/>00000150: 04 7f 7f 7f 04 7f 7f 7f 04 7f 7f 7f 04 7f 7f 7f<text:line-break/> <text:s text:c="3"/>00000160: 04 7f 7f 7f 04 7f 7f 7f 04 7f 7f 7e 04 7f 7f 7f<text:line-break/> <text:s text:c="3"/>00000170: 04 7f 7f 7f 04 41 00 57 04 45 53 4f 04 4d 45 31<text:line-break/> <text:s text:c="3"/>00000180: 04 00 20 20 04 20 20 20 04 20 20 00 04 20 20 20<text:line-break/> <text:s text:c="3"/>00000190: 04 20 20 20 04 20 00 00 04 00 00 45 05 f7 00 00</text:p>
      <text:p text:style-name="P2"><text:span text:style-name="T6"/></text:p>
      <text:p text:style-name="P2"><text:span text:style-name="T6"><text:s text:c="4"/>00000000: 04 f0 00 00 04 10 00 5f 04 01 7a 01 04 00 05 07<text:line-break/> <text:s text:c="3"/>00000010: 04 00 01 00 04 7f 7f 7f 04 7f 7f 7f 04 7f 7f 7f<text:line-break/> <text:s text:c="3"/>00000020: 04 7f 7f 7f 04 7f 7f 7f 04 7f 7f 7f 04 7f 7f 7f<text:line-break/> <text:s text:c="3"/>00000030: 04 7f 7f 7f 04 7f 7f 7f 04 7f 7f 7f 04 7f 7f 7f<text:line-break/> <text:s text:c="3"/>00000040: 04 7f 7f 7f 04 7f 7f 7f 04 7f 7f 7f 04 7f 7f 7f<text:line-break/> <text:s text:c="3"/>00000050: 04 7f 7f 7f 04 7f 7f 7f 04 7f 7f 7f 04 7f 7f 7f<text:line-break/> <text:s text:c="3"/>00000060: 04 7f 7f 7f 04 7f 7f 7f 04 7f 7f 7f 04 7f 7f 7f<text:line-break/> <text:s text:c="3"/>00000070: 04 7f 7f 7f 04 7f 7f 7f 04 7f 7f 7f 04 7f 7f 7f<text:line-break/> <text:s text:c="3"/>00000080: 04 7f 7f 7f 04 7f 7f 7f 04 7f 7f 7f 04 7f 7f 7f<text:line-break/> <text:s text:c="3"/>00000090: 04 7f 7f 7f 04 7f 7f 7f 04 7f 7f 7f 04 7f 7f 7f<text:line-break/> <text:s text:c="3"/>000000a0: 04 7f 7f 7f 04 7f 7f 7f 04 7f 7f 7f 04 7f 7f 7f<text:line-break/> <text:s text:c="3"/>000000b0: 04 7f 7f 7f 04 7f 7f 7f 04 7f 7f 7f 04 7f 7f 7f<text:line-break/> <text:s text:c="3"/>000000c0: 04 7f 7f 7f 04 7f 7f 7f 04 7f 7f 7f 04 7f 7f 7f<text:line-break/> <text:s text:c="3"/>000000d0: 04 7f 7f 7f 04 7f 7f 7f 04 7f 7f 7f 04 7f 7f 7f<text:line-break/> <text:s text:c="3"/>000000e0: 04 7f 7f 7f 04 7f 7f 7f 04 7f 7f 7f 04 7f 7f 7f<text:line-break/> <text:s text:c="3"/>000000f0: 04 7f 7f 7f 04 7f 7f 7f 04 7f 7f 7f 04 7f 7f 7f<text:line-break/> <text:s text:c="3"/>00000100: 04 7f 7f 7f 04 7f 7f 7f 04 7f 7f 7f 04 7f 7f 7f<text:line-break/> <text:s text:c="3"/>00000110: 04 7f 7f 7f 04 7f 7f 7f 04 7f 7f 7f 04 7f 7f 7f<text:line-break/> <text:s text:c="3"/>00000120: 04 7f 7f 7f 04 7f 7f 7f 04 7f 7f 7f 04 7f 7f 7f<text:line-break/> <text:s text:c="3"/>00000130: 04 7f 7f 7f 04 7f 7f 7f 04 7f 7f 7f 04 7f 7f 7f<text:line-break/> <text:s text:c="3"/>00000140: 04 7f 7f 7f 04 7f 7f 7f 04 7f 7f 7f 04 7f 7f 7f<text:line-break/> <text:s text:c="3"/>00000150: 04 7f 7f 7f 04 7f 7f 7f 04 7f 7f 7f 04 7f 7f 7f<text:line-break/> <text:s text:c="3"/>00000160: 04 7f 7f 7f 04 7f 7f 7f 04 7f 7f 7e 04 7f 7f 7f<text:line-break/> <text:s text:c="3"/>00000170: 04 7f 7f 7f 04 41 00 57 04 45 53 4f 04 4d 45 31<text:line-break/> <text:s text:c="3"/>00000180: 04 00 20 20 04 20 20 20 04 20 20 00 04 20 20 20<text:line-break/> <text:s text:c="3"/>00000190: 04 20 20 20 04 20 00 00 04 00 00 41 05 f7 00 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Abelardo Gutiérrez Saturno</meta:initial-creator>
    <meta:creation-date>2011-01-31T12:12:06.85</meta:creation-date>
    <dc:date>2011-01-31T21:58:41.85</dc:date>
    <dc:creator>José Abelardo Gutiérrez Saturno</dc:creator>
    <meta:editing-duration>PT05H53M01S</meta:editing-duration>
    <meta:editing-cycles>12</meta:editing-cycles>
    <meta:generator>OpenOffice.org/3.2$Win32 OpenOffice.org_project/320m18$Build-9502</meta:generator>
    <meta:document-statistic meta:table-count="0" meta:image-count="0" meta:object-count="0" meta:page-count="4" meta:paragraph-count="8" meta:word-count="3536" meta:character-count="12888"/>
  </office:meta>
</office:document-meta>
</file>